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Context.getRef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RefIPD( int 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Space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StackLimitB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TrailingSpace( SpaceSpecifier 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Leading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Align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SpaceAfter( int space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KeepWithPrevious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LineStartBorderAndPaddingWidth( int lineStartBorderAndPadding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LineStartBorderAndPadding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AlignmentContext( AlignmentContext alignmen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IPD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StackLimitIP( MinOptMax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SpaceBefore( int spaceBef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StackLimitBP( MinOptMax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clearKeepWithPrevious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Trailing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tryHyphe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Space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addPendingAfterMark( UnresolvedListElementWithLength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Context.startsNew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LayoutContext( LayoutContext parentL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youtContext.isLas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LineEndBorderAndPadding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updateKeepWithPreviousPending( int str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resetAlignmen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Context.isKeepWithNext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StackLimit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CurrentSp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Context.getKeepWithNext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Writ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Flags( int flags , boolean b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Context.getHyp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isFirs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BreakBefore( int breakBef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resolveLeading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copyPendingMarksFrom( LayoutContex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Context.getPendingAfterMar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Context.setBPAlignment(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updateKeepWithNextPending( int str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is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Next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isKeepWithPrevious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Space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ignalSpanChange( int sp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youtContext.clearPendingMa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Context.setStackLimitsFrom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Context.setLineEndBorderAndPaddingWidth( int lineEndBorderAndPadding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BreakAfter( int break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Break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clearKeepWithNext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PendingBeforeMar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Context.setLeadingSpace( SpaceSpecifier 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LayoutContext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Context.toString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youtContext.setIPDAdjust( double ipd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WritingMode( int writ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Flags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Break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getBPAlig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unsetFlags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addPendingBeforeMark( UnresolvedListElementWithLength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Context.suppressBreak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setSpaceAdjust( double adju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Context.clearKeeps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Context.setHyphContext( HyphContext hyp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